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M: Conceitos e Métodos de Aplicação no marketing de relacionamento</text:p>
      <text:p text:style-name="P1"/>
      <text:p text:style-name="P1"/>
      <text:p text:style-name="P2">Marketing de Relacionamento e CRM</text:p>
      <text:p text:style-name="P2"/>
      <text:p text:style-name="P2">O texto retrata a importância da fidelização do cliente com a empresa e que empresas precisam construir uma estratégia criar uma relação duradoura entre cliente e fornecedor. '</text:p>
      <text:p text:style-name="P2">Fala que a adoção de um CRM trás benefícios de ter os clientes mais satisfeitos, leais e confiantes. </text:p>
      <text:p text:style-name="P2"/>
      <text:p text:style-name="P2">A adoção das ferramentas tecnológicas de CRM nas organizações não é garantia de sucesso na relação com o cliente. São importantes para administrar, mas juntamente com esta solução os gestores precisam de um planejamento para definir uma nova postura frente ao clientes e ainda mais com o seu negócio porque com o comprometimento de todos os colaboradores em prestar um bom atendimento isso será refletido na satisfação do cliente. (Garrafoni Jr., A. Et tal, 2005)</text:p>
      <text:p text:style-name="P2"/>
      <text:p text:style-name="P2">Garrafoni Jr., A. Et tal (2005) aborda quatro tipos de objetivos em relação ao clientes:</text:p>
      <text:p text:style-name="P2"/>
      <text:p text:style-name="P2">Reconquistar ou Recuperar: retomar a cofiança do cliente com a organização, buscando identificar quais foram os fatores que o fizeram evadir e selecionando os mais propensos ao retorno e ser rápido no processo de reconquistá-lo.</text:p>
      <text:p text:style-name="P2"/>
      <text:p text:style-name="P2">Busca de Clientes em Potencial: encontrar novas fontes e selecionar segmentos para identificar potenciais clientes.</text:p>
      <text:p text:style-name="P2"/>
      <text:p text:style-name="P2">Busca de Fidelização: a base para fidelizar está em atender suas necessidades, segmentá-los e prever possível desistência.</text:p>
      <text:p text:style-name="P2"/>
      <text:p text:style-name="P2">Cross-Selling / Up-Selling: oferecer complementos aos anseios dos clientes, aumentado a receita.</text:p>
      <text:p text:style-name="P2"/>
      <text:p text:style-name="P2">As ONG's podem se utilizar destes mesmos objetivos, contudo o foco está voltado para a captação do recurso que patrocina novas ações sociais.</text:p>
      <text:p text:style-name="P2"/>
      <text:p text:style-name="P2"/>
      <text:p text:style-name="P2">Segmentação, Táticas, <text:s/>Processos e Cultur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itações:</text:p>
      <text:p text:style-name="P2"/>
      <text:p text:style-name="P2">Segundo Brown, (2001):</text:p>
      <text:p text:style-name="P2">“o CRM permite que uma empresa aborde todos os tipos de clientes que ela atendeu ou atende em momentos diferentes de seu ciclo de vida, que escolha o programa de marketing que melhor se enquadre com o ponto de vista de um cliente em relação à empresa e sua vontade de comprar os serviços e produtos oferecidos.”</text:p>
      <text:p text:style-name="P4"/>
      <text:p text:style-name="P4">“CRM é a administração de uma estratégia que envolve toda a organização com o objetivo de atender bem seus clientes para trazer maiores lucros a longo prazo.” (Garrafoni Jr., A. Et tal,2005)</text:p>
      <text:p text:style-name="P4"/>
      <text:p text:style-name="P4">“a melhor estratégia é satisfazer com qualidade e eficiẽncia o gosto do cliente” (GIULIANI, 2001)</text:p>
      <text:p text:style-name="P4"/>
      <text:p text:style-name="P4">“Se uma organização estiver procurando afinar todos os pontos de contato com a marca,</text:p>
      <text:p text:style-name="P4">integrando pessoas, processos e tecnologia do ponto de vista do cliente, resultando em valor</text:p>
      <text:p text:style-name="P4">de longo prazo para a marca, para a lealdade do cliente e rentabilidade, então pode-se ter</text:p>
      <text:p text:style-name="P4">certeza de que ela está entendendo o que significa CRM.” (LOBO, 2002)</text:p>
      <text:p text:style-name="P4"/>
      <text:p text:style-name="P4"/>
      <text:p text:style-name="P4">GARRAFONI JR., A. et al. CRM: Conceito e Métodos de Aplicação no Marketing de Relacionamento. Revistal Gestão Industrial, v. 01, n. 03 : pp.013-023, 2005.</text:p>
      <text:p text:style-name="P4"/>
      <text:p text:style-name="P4">BROWN, Stanley A. CRM - Customer Relationship Management. São Paulo: Makron Books, 2001. p. 11.</text:p>
      <text:p text:style-name="P4">GIULIANI, Antônio C. Administração: evolução, desafios e tendências. São Paulo: Cobra, 2001. p. 86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Pereira</meta:initial-creator>
    <meta:creation-date>2011-10-31T20:20:16</meta:creation-date>
    <dc:date>2011-11-01T16:40:14</dc:date>
    <dc:creator>Thales Pereira</dc:creator>
    <meta:editing-duration>PT2H19M34S</meta:editing-duration>
    <meta:editing-cycles>26</meta:editing-cycles>
    <meta:generator>LibreOffice/3.4$Unix LibreOffice_project/340m1$Build-302</meta:generator>
    <meta:document-statistic meta:table-count="0" meta:image-count="0" meta:object-count="0" meta:page-count="2" meta:paragraph-count="24" meta:word-count="477" meta:character-count="3002" meta:non-whitespace-character-count="2533"/>
  </office:meta>
</office:document-meta>
</file>